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top="0.2cm" fo:margin-bottom="0cm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style:font-size-asian="32pt"/>
    </style:style>
    <style:style style:name="T2" style:family="text">
      <style:text-properties style:font-name="FreeMono1" style:font-size-asian="3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1</text:span><text:span text:style-name="T1">讲 </text:span><text:span text:style-name="T2">课程介绍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课程性质和定位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目前本课程是一门选修课。</text:p>
              </text:list-item>
              <text:list-item>
                <text:p>课程内容对学习其他课程有帮助。</text:p>
              </text:list-item>
              <text:list-item>
                <text:p>本课程包括理论和实践部分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课程主要内容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本课程主要是Linux系统基本使用。包括：</text:p>
                <text:list>
                  <text:list-item>
                    <text:p text:style-name="P4">Linux历史、发展现状。</text:p>
                  </text:list-item>
                  <text:list-item>
                    <text:p text:style-name="P4">如何安装Linux：虚拟机和物理机双系统。</text:p>
                  </text:list-item>
                  <text:list-item>
                    <text:p text:style-name="P4">shell基础和常用命令。</text:p>
                  </text:list-item>
                  <text:list-item>
                    <text:p text:style-name="P4">shell脚本基础。</text:p>
                  </text:list-item>
                  <text:list-item>
                    <text:p text:style-name="P4">Linux C编程环境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课程地址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hub链接：https://github.com/master-genius/linux-stud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课程章节</text:p>
          </draw:text-box>
        </draw:frame>
        <draw:frame presentation:style-name="pr4" draw:text-style-name="P5" draw:layer="layout" svg:width="12.4cm" svg:height="9.515cm" svg:x="1.4cm" svg:y="3.685cm" presentation:class="outline" presentation:user-transformed="true">
          <draw:text-box>
            <text:list text:style-name="L2">
              <text:list-item>
                <text:p><text:span text:style-name="T3">Linux</text:span><text:span text:style-name="T3">历史和现状</text:span></text:p>
              </text:list-item>
              <text:list-item>
                <text:p><text:span text:style-name="T3">发行版以及安装</text:span></text:p>
              </text:list-item>
              <text:list-item>
                <text:p><text:span text:style-name="T3">文件系统和目录结构</text:span></text:p>
              </text:list-item>
              <text:list-item>
                <text:p><text:span text:style-name="T3">终端基础</text:span></text:p>
              </text:list-item>
              <text:list-item>
                <text:p><text:span text:style-name="T3">用户与文件</text:span></text:p>
              </text:list-item>
              <text:list-item>
                <text:p><text:span text:style-name="T3">用户管理</text:span></text:p>
              </text:list-item>
            </text:list>
          </draw:text-box>
        </draw:frame>
        <draw:frame presentation:style-name="pr4" draw:text-style-name="P5" draw:layer="layout" svg:width="12.4cm" svg:height="9.715cm" svg:x="14.8cm" svg:y="3.685cm" presentation:class="outline" presentation:user-transformed="true">
          <draw:text-box>
            <text:list text:style-name="L2">
              <text:list-item>
                <text:p><text:span text:style-name="T3">文件管理</text:span></text:p>
              </text:list-item>
              <text:list-item>
                <text:p><text:span text:style-name="T3">文件编辑</text:span></text:p>
              </text:list-item>
              <text:list-item>
                <text:p><text:span text:style-name="T3">安装</text:span><text:span text:style-name="T3">/</text:span><text:span text:style-name="T3">卸载软件</text:span></text:p>
              </text:list-item>
              <text:list-item>
                <text:p><text:span text:style-name="T3">IO</text:span><text:span text:style-name="T3">重定向和管道</text:span></text:p>
              </text:list-item>
              <text:list-item>
                <text:p><text:span text:style-name="T3">进程管理</text:span></text:p>
              </text:list-item>
              <text:list-item>
                <text:p><text:span text:style-name="T3">网络配置基础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课程章节</text:p>
          </draw:text-box>
        </draw:frame>
        <draw:frame presentation:style-name="pr4" draw:text-style-name="P5" draw:layer="layout" svg:width="12.4cm" svg:height="9.515cm" svg:x="1.4cm" svg:y="3.685cm" presentation:class="outline" presentation:user-transformed="true">
          <draw:text-box>
            <text:list text:style-name="L2">
              <text:list-item>
                <text:p><text:span text:style-name="T3">深入了解</text:span><text:span text:style-name="T3">shell</text:span></text:p>
              </text:list-item>
              <text:list-item>
                <text:p><text:span text:style-name="T3">shell</text:span><text:span text:style-name="T3">脚本基础</text:span><text:span text:style-name="T3">1</text:span></text:p>
              </text:list-item>
              <text:list-item>
                <text:p><text:span text:style-name="T3">shell</text:span><text:span text:style-name="T3">脚本基础</text:span><text:span text:style-name="T3">2</text:span></text:p>
              </text:list-item>
              <text:list-item>
                <text:p><text:span text:style-name="T3">搭建</text:span><text:span text:style-name="T3">C</text:span><text:span text:style-name="T3">开发环境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如何学习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学习Linux最好的方式就是去使用它。</text:p>
              </text:list-item>
              <text:list-item>
                <text:p>系统环境搭建可以是以下方式：</text:p>
                <text:list>
                  <text:list-item>
                    <text:p>物理机安装。</text:p>
                  </text:list-item>
                  <text:list-item>
                    <text:p>虚拟机安装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2-26T15:50:34.646775222</dc:date>
    <meta:editing-duration>PT1H18M45S</meta:editing-duration>
    <meta:editing-cycles>43</meta:editing-cycles>
    <meta:generator>LibreOffice/6.0.7.3$Linux_X86_64 LibreOffice_project/00m0$Build-3</meta:generator>
    <meta:document-statistic meta:object-count="50"/>
  </office:meta>
</office:document-meta>
</file>